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writing-mode="lr-tb"/>
    </style:style>
    <style:style style:name="P2" style:family="paragraph">
      <style:paragraph-properties style:writing-mode="rl-tb"/>
    </style:style>
    <style:style style:name="P3" style:family="paragraph">
      <style:paragraph-properties style:writing-mode="tb-rl"/>
    </style:style>
    <style:style style:name="P4" style:family="paragraph">
      <style:paragraph-properties style:writing-mode="tb-lr"/>
    </style:style>
    <style:style style:name="P5" style:family="paragraph">
      <style:paragraph-properties style:writing-mode="lr"/>
    </style:style>
    <style:style style:name="P6" style:family="paragraph">
      <style:paragraph-properties style:writing-mode="rl"/>
    </style:style>
    <style:style style:name="P7" style:family="paragraph">
      <style:paragraph-properties style:writing-mode="tb"/>
    </style:style>
    <style:style style:name="P8" style:family="paragraph">
      <style:paragraph-properties style:writing-mode="page"/>
    </style:style>
  </office:automatic-styles>
  <office:body>
    <office:text>
      <text:p text:style-name="P1">
   This is an example of paragraph with writing mode of lr-tb.
   Inline components and text within a line are written left-to-right. Lines and blocks are placed top-to-bottom.
    </text:p>
      <text:p/>
      <text:p text:style-name="P2">
   This is an example of paragraph with writing mode of rl-tb. 
   Inline components and text within a line are written right-to-left. Lines and blocks are placed top-to-bottom.
    </text:p>
      <text:p/>
      <text:p text:style-name="P3">
   This is an example of paragraph with writing mode of tb-rl.
   Inline components and text within a line are written top-to-bottom. Lines and blocks are placed right-to-left.
    </text:p>
      <text:p/>
      <text:p text:style-name="P4">
  This is an example of paragraph with writing mode of tb-lr.
  Inline components and text within a line are written top-to-bottom. Lines and blocks are placed left-to-right.
    </text:p>
      <text:p/>
      <text:p text:style-name="P5">
  This is an example of paragraph with writing mode of lr.
  Shorthand for lr-tb.
    </text:p>
      <text:p/>
      <text:p text:style-name="P6">
  This is an example of paragraph with writing mode of rl.
  Shorthand for rl-tb.
    </text:p>
      <text:p/>
      <text:p text:style-name="P7">
  This is an example of paragraph with writing mode of tb.
  Shorthand for tb-rl.
    </text:p>
      <text:p/>
      <text:p text:style-name="P8">
  This is an example of paragraph with writing mode of tb.
  the writing mode is inherited from the page that contains the paragraph.
    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